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D0000005864F86AC1D9DCCDED.png" manifest:media-type="image/png"/>
  <manifest:file-entry manifest:full-path="Pictures/10000001000002C500000156B09F86918A845B01.png" manifest:media-type="image/png"/>
  <manifest:file-entry manifest:full-path="Pictures/10000001000001B00000005449F1457B2D219C42.png" manifest:media-type="image/png"/>
  <manifest:file-entry manifest:full-path="Pictures/10000001000001C6000000569D6C5D3FC83EE0F2.png" manifest:media-type="image/png"/>
  <manifest:file-entry manifest:full-path="Pictures/100000010000017C000000273A398A54C74474AB.png" manifest:media-type="image/png"/>
  <manifest:file-entry manifest:full-path="Pictures/1000000100000221000000585DB9C0B4F22604D8.png" manifest:media-type="image/png"/>
  <manifest:file-entry manifest:full-path="Pictures/10000001000002500000002B83B922EF728764C2.png" manifest:media-type="image/png"/>
  <manifest:file-entry manifest:full-path="Pictures/10000001000002AF00000016D918C9EC78DEC073.png" manifest:media-type="image/png"/>
  <manifest:file-entry manifest:full-path="Pictures/10000001000002AC000000171E62658A977CB7BF.png" manifest:media-type="image/png"/>
  <manifest:file-entry manifest:full-path="Pictures/10000001000002A400000019830D81809B802EB3.png" manifest:media-type="image/png"/>
  <manifest:file-entry manifest:full-path="Pictures/10000001000002A500000019B9154D652CA7F805.png" manifest:media-type="image/png"/>
  <manifest:file-entry manifest:full-path="Pictures/100000010000020A00000057A6E032BE927A9844.png" manifest:media-type="image/png"/>
  <manifest:file-entry manifest:full-path="Pictures/10000001000002400000002B96BE95C0203F3E9D.png" manifest:media-type="image/png"/>
  <manifest:file-entry manifest:full-path="Pictures/1000000100000325000000BFF2B56C6D53C38C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text-properties officeooo:rsid="001432e4" officeooo:paragraph-rsid="001432e4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1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-1cm" fo:margin-right="0cm" fo:text-indent="0cm" style:auto-text-indent="false"/>
    </style:style>
    <style:style style:name="P6" style:family="paragraph" style:parent-style-name="Standard">
      <style:paragraph-properties fo:margin-left="-1cm" fo:margin-right="0cm" fo:text-indent="0cm" style:auto-text-indent="false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2e4" style:font-weight-asian="bold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203cm" fo:margin-right="0.213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203cm" fo:margin-right="0.236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203cm" fo:margin-right="0.161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148cm" fo:margin-right="0.161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203cm" fo:margin-right="0.263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char" draw:z-index="0" draw:name="Imagen 1" draw:style-name="gr1" draw:text-style-name="P7" svg:width="15.001cm" svg:height="7.236cm" svg:x="0cm" svg:y="1.295cm"><draw:image xlink:href="Pictures/10000001000002C500000156B09F86918A845B01.png" xlink:type="simple" xlink:show="embed" xlink:actuate="onLoad" draw:mime-type="image/png"><text:p/></draw:image></draw:frame><text:span text:style-name="T1">1.</text:span><text:span text:style-name="T1"/></text:p>
      <text:p text:style-name="P6"/>
      <text:p text:style-name="P5"><text:span text:style-name="T1">2. </text:span><text:span text:style-name="T1"/></text:p>
      <text:p text:style-name="P6"><draw:frame text:anchor-type="char" draw:z-index="1" draw:name="Imagen 1" draw:style-name="gr2" draw:text-style-name="P7" svg:width="11.433cm" svg:height="2.223cm" svg:x="1.494cm" svg:y="11.395cm"><draw:image xlink:href="Pictures/10000001000001B00000005449F1457B2D219C42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><draw:frame text:anchor-type="char" draw:z-index="2" draw:name="Imagen 1" draw:style-name="gr2" draw:text-style-name="P7" svg:width="12.013cm" svg:height="2.276cm" svg:x="1.397cm" svg:y="14.575cm"><draw:image xlink:href="Pictures/10000001000001C6000000569D6C5D3FC83EE0F2.png" xlink:type="simple" xlink:show="embed" xlink:actuate="onLoad" draw:mime-type="image/png"><text:p/></draw:image></draw:frame></text:p>
      <text:p text:style-name="P6"/>
      <text:p text:style-name="P6"/>
      <text:p text:style-name="P6"/>
      <text:p text:style-name="P6"/>
      <text:p text:style-name="P5"><text:span text:style-name="T1">3. </text:span><text:span text:style-name="T1"/></text:p>
      <text:p text:style-name="P6"><draw:frame text:anchor-type="char" draw:z-index="3" draw:name="Imagen 1" draw:style-name="gr2" draw:text-style-name="P7" svg:width="10.055cm" svg:height="1.033cm" svg:x="2.314cm" svg:y="19.63cm"><draw:image xlink:href="Pictures/100000010000017C000000273A398A54C74474AB.png" xlink:type="simple" xlink:show="embed" xlink:actuate="onLoad" draw:mime-type="image/png"><text:p/></draw:image></draw:frame></text:p>
      <text:p text:style-name="P6"/>
      <text:p text:style-name="P6"/>
      <text:list text:style-name="WWNum1">
        <text:list-header>
          <text:p text:style-name="P4"><draw:frame text:anchor-type="char" draw:z-index="4" draw:name="Imagen 1" draw:style-name="gr1" draw:text-style-name="P7" svg:width="15.001cm" svg:height="2.241cm" svg:x="0.145cm" svg:y="22.532cm"><draw:image xlink:href="Pictures/100000010000024D0000005864F86AC1D9DCCDED.png" xlink:type="simple" xlink:show="embed" xlink:actuate="onLoad" draw:mime-type="image/png"><text:p/></draw:image></draw:frame></text:p>
          <text:p text:style-name="P2"><draw:frame text:anchor-type="char" draw:z-index="5" draw:name="Imagen 1" draw:style-name="gr5" draw:text-style-name="P7" svg:width="14.422cm" svg:height="2.329cm" svg:x="1cm" svg:y="1.034cm"><draw:image xlink:href="Pictures/1000000100000221000000585DB9C0B4F22604D8.png" xlink:type="simple" xlink:show="embed" xlink:actuate="onLoad" draw:mime-type="image/png"><text:p/></draw:image></draw:frame><text:soft-page-break/><text:span text:style-name="T1"><text:s/></text:span><text:span text:style-name="T1"/></text:p>
          <text:p text:style-name="P2"><draw:frame text:anchor-type="char" draw:z-index="6" draw:name="Imagen 1" draw:style-name="gr1" draw:text-style-name="P7" svg:width="15.001cm" svg:height="1.091cm" svg:x="0.547cm" svg:y="5.387cm"><draw:image xlink:href="Pictures/10000001000002500000002B83B922EF728764C2.png" xlink:type="simple" xlink:show="embed" xlink:actuate="onLoad" draw:mime-type="image/png"><text:p/></draw:image></draw:frame><text:span text:style-name="T1"><text:s/></text:span><text:span text:style-name="T1"/></text:p>
          <text:p text:style-name="P2"><draw:frame text:anchor-type="char" draw:z-index="7" draw:name="Imagen 1" draw:style-name="gr4" draw:text-style-name="P7" svg:width="15.001cm" svg:height="0.481cm" svg:x="0.557cm" svg:y="8.583cm"><draw:image xlink:href="Pictures/10000001000002AF00000016D918C9EC78DEC073.png" xlink:type="simple" xlink:show="embed" xlink:actuate="onLoad" draw:mime-type="image/png"><text:p/></draw:image></draw:frame><text:span text:style-name="T1"><text:s/></text:span><text:span text:style-name="T1"/></text:p>
          <text:p text:style-name="P3"><draw:frame text:anchor-type="char" draw:z-index="8" draw:name="Imagen 1" draw:style-name="gr3" draw:text-style-name="P7" svg:width="15.001cm" svg:height="0.505cm" svg:x="0.743cm" svg:y="11.097cm"><draw:image xlink:href="Pictures/10000001000002AC000000171E62658A977CB7BF.png" xlink:type="simple" xlink:show="embed" xlink:actuate="onLoad" draw:mime-type="image/png"><text:p/></draw:image></draw:frame><text:span text:style-name="T1"><text:s/></text:span><text:span text:style-name="T1"/></text:p>
          <text:p text:style-name="P3"><draw:frame text:anchor-type="char" draw:z-index="9" draw:name="Imagen 1" draw:style-name="gr3" draw:text-style-name="P7" svg:width="15.001cm" svg:height="0.555cm" svg:x="0.746cm" svg:y="13.675cm"><draw:image xlink:href="Pictures/10000001000002A400000019830D81809B802EB3.png" xlink:type="simple" xlink:show="embed" xlink:actuate="onLoad" draw:mime-type="image/png"><text:p/></draw:image></draw:frame></text:p>
          <text:p text:style-name="P3"><draw:frame text:anchor-type="char" draw:z-index="10" draw:name="Imagen 1" draw:style-name="gr3" draw:text-style-name="P7" svg:width="15.001cm" svg:height="0.555cm" svg:x="0.746cm" svg:y="16.487cm"><draw:image xlink:href="Pictures/10000001000002A500000019B9154D652CA7F805.png" xlink:type="simple" xlink:show="embed" xlink:actuate="onLoad" draw:mime-type="image/png"><text:p/></draw:image></draw:frame><text:span text:style-name="T1"><text:s/></text:span><text:span text:style-name="T1"/></text:p>
          <text:p text:style-name="P2"><draw:frame text:anchor-type="char" draw:z-index="11" draw:name="Imagen 1" draw:style-name="gr2" draw:text-style-name="P7" svg:width="13.814cm" svg:height="2.303cm" svg:x="1cm" svg:y="19.175cm"><draw:image xlink:href="Pictures/100000010000020A00000057A6E032BE927A9844.png" xlink:type="simple" xlink:show="embed" xlink:actuate="onLoad" draw:mime-type="image/png"><text:p/></draw:image></draw:frame><text:span text:style-name="T1"><text:s/></text:span><text:span text:style-name="T1"/></text:p>
          <text:p text:style-name="P3"><draw:frame text:anchor-type="char" draw:z-index="12" draw:name="Imagen 1" draw:style-name="gr1" draw:text-style-name="P7" svg:width="15.001cm" svg:height="1.121cm" svg:x="0.603cm" svg:y="23.705cm"><draw:image xlink:href="Pictures/10000001000002400000002B96BE95C0203F3E9D.png" xlink:type="simple" xlink:show="embed" xlink:actuate="onLoad" draw:mime-type="image/png"><text:p/></draw:image></draw:frame><text:span text:style-name="T1"><text:s/></text:span><text:span text:style-name="T1"/></text:p>
        </text:list-header>
      </text:list>
      <text:p text:style-name="P5"><text:span text:style-name="T2">4</text:span><text:span text:style-name="T1">. </text:span><text:span text:style-name="T2">5</text:span><text:span text:style-name="T1">Deshabilitar usuarios: </text:span><text:span text:style-name="T1"/></text:p>
      <text:p text:style-name="P5"><draw:frame text:anchor-type="char" draw:z-index="13" draw:name="Imagen 1" draw:style-name="gr1" draw:text-style-name="P7" svg:width="15.001cm" svg:height="3.56cm" svg:x="0.198cm" svg:y="1.838cm"><draw:image xlink:href="Pictures/1000000100000325000000BFF2B56C6D53C38C7F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432e4" officeooo:paragraph-rsid="001432e4"/>
    </style:style>
    <style:page-layout style:name="Mpm1">
      <style:page-layout-properties fo:page-width="21.001cm" fo:page-height="29.7cm" style:num-format="1" style:print-orientation="portrait" fo:margin-top="1.501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varo Camino Martinez <text:tab/>1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os Chouza Cruces</meta:initial-creator>
    <meta:editing-cycles>2</meta:editing-cycles>
    <meta:creation-date>2024-12-09T18:38:00</meta:creation-date>
    <dc:date>2024-12-12T22:59:52.655000000</dc:date>
    <meta:editing-duration>PT47M35S</meta:editing-duration>
    <meta:generator>LibreOffice/7.5.0.3$Windows_X86_64 LibreOffice_project/c21113d003cd3efa8c53188764377a8272d9d6de</meta:generator>
    <meta:document-statistic meta:table-count="0" meta:image-count="0" meta:object-count="0" meta:page-count="2" meta:paragraph-count="12" meta:word-count="10" meta:character-count="70" meta:non-whitespace-character-count="54"/>
    <meta:user-defined meta:name="AppVersion">16.0000</meta:user-defined>
    <meta:template xlink:type="simple" xlink:actuate="onRequest" xlink:title="Normal" xlink:href=""/>
  </office:meta>
</office:document-meta>
</file>